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A0000016C8F077ABD5B28CD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4374in" svg:height="3.7917in" draw:z-index="0"><draw:image xlink:href="Pictures/100000010000026A0000016C8F077ABD5B28CD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3:21:43.763752175</meta:creation-date>
    <dc:date>2023-03-02T15:59:17.590592377</dc:date>
    <meta:editing-duration>PT2H37M3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0.3$Linux_X86_64 LibreOffice_project/50$Build-3</meta:generator>
  </office:meta>
</office:document-meta>
</file>